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Droid Sans Fallback1" svg:font-family="'Droid Sans Fallback', monospace"/>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style:contextual-spacing="false" fo:background-color="#ffffff">
        <style:background-image/>
      </style:paragraph-properties>
      <style:text-properties fo:color="#0000cc" style:font-name="DejaVu Sans Mono" fo:font-size="9pt" officeooo:paragraph-rsid="001ef1d5"/>
    </style:style>
    <style:style style:name="P2" style:family="paragraph" style:parent-style-name="Preformatted_20_Text">
      <style:paragraph-properties fo:margin-top="0in" fo:margin-bottom="0.1965in" style:contextual-spacing="false" fo:background-color="#ffffff">
        <style:background-image/>
      </style:paragraph-properties>
    </style:style>
    <style:style style:name="P3"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style:style>
    <style:style style:name="P4"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officeooo:paragraph-rsid="00090160"/>
    </style:style>
    <style:style style:name="P5"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officeooo:paragraph-rsid="00134219"/>
    </style:style>
    <style:style style:name="P6" style:family="paragraph" style:parent-style-name="Preformatted_20_Text">
      <style:paragraph-properties fo:margin-top="0in" fo:margin-bottom="0.1965in" style:contextual-spacing="false" fo:background-color="#ffffff">
        <style:background-image/>
      </style:paragraph-properties>
      <style:text-properties officeooo:paragraph-rsid="00090160"/>
    </style:style>
    <style:style style:name="P7" style:family="paragraph" style:parent-style-name="Preformatted_20_Text">
      <style:paragraph-properties fo:margin-top="0in" fo:margin-bottom="0.1965in" style:contextual-spacing="false" fo:background-color="#ffffff">
        <style:background-image/>
      </style:paragraph-properties>
      <style:text-properties officeooo:paragraph-rsid="00134219"/>
    </style:style>
    <style:style style:name="P8" style:family="paragraph" style:parent-style-name="Preformatted_20_Text">
      <style:paragraph-properties fo:margin-top="0in" fo:margin-bottom="0.1965in" style:contextual-spacing="false" fo:background-color="#ffffff">
        <style:background-image/>
      </style:paragraph-properties>
      <style:text-properties fo:color="#0000cc" style:font-name="DejaVu Sans Mono" fo:font-size="9pt"/>
    </style:style>
    <style:style style:name="P9" style:family="paragraph" style:parent-style-name="Preformatted_20_Text">
      <style:paragraph-properties fo:margin-top="0in" fo:margin-bottom="0.1965in" style:contextual-spacing="false" fo:background-color="#ffffff">
        <style:background-image/>
      </style:paragraph-properties>
      <style:text-properties fo:color="#0000cc" style:font-name="DejaVu Sans Mono" fo:font-size="9pt" officeooo:paragraph-rsid="00090160"/>
    </style:style>
    <style:style style:name="P10" style:family="paragraph" style:parent-style-name="Preformatted_20_Text">
      <style:paragraph-properties fo:margin-top="0in" fo:margin-bottom="0.1965in" style:contextual-spacing="false" fo:background-color="#ffffff">
        <style:background-image/>
      </style:paragraph-properties>
      <style:text-properties officeooo:rsid="001d8394" officeooo:paragraph-rsid="001d8394"/>
    </style:style>
    <style:style style:name="P11" style:family="paragraph" style:parent-style-name="Preformatted_20_Text">
      <style:paragraph-properties fo:margin-top="0in" fo:margin-bottom="0.1965in" style:contextual-spacing="false" fo:background-color="#ffffff">
        <style:background-image/>
      </style:paragraph-properties>
      <style:text-properties officeooo:rsid="001d8394" officeooo:paragraph-rsid="001ddbca"/>
    </style:style>
    <style:style style:name="P12" style:family="paragraph" style:parent-style-name="Preformatted_20_Text">
      <style:paragraph-properties fo:margin-top="0in" fo:margin-bottom="0.1965in" style:contextual-spacing="false" fo:background-color="#ffffff">
        <style:background-image/>
      </style:paragraph-properties>
      <style:text-properties officeooo:rsid="001d8394" officeooo:paragraph-rsid="00206d99"/>
    </style:style>
    <style:style style:name="P13" style:family="paragraph" style:parent-style-name="Preformatted_20_Text">
      <style:paragraph-properties fo:margin-top="0in" fo:margin-bottom="0.1965in" style:contextual-spacing="false" fo:background-color="#ffffff">
        <style:background-image/>
      </style:paragraph-properties>
      <style:text-properties fo:color="#ff3333" officeooo:rsid="001d8394" officeooo:paragraph-rsid="001ddbca"/>
    </style:style>
    <style:style style:name="P14" style:family="paragraph" style:parent-style-name="Preformatted_20_Text">
      <style:paragraph-properties fo:margin-top="0in" fo:margin-bottom="0.1965in" style:contextual-spacing="false" fo:background-color="#ffffff">
        <style:background-image/>
      </style:paragraph-properties>
      <style:text-properties officeooo:paragraph-rsid="0023ab86"/>
    </style:style>
    <style:style style:name="P15" style:family="paragraph" style:parent-style-name="Preformatted_20_Text">
      <style:paragraph-properties fo:margin-top="0in" fo:margin-bottom="0.1965in" style:contextual-spacing="false" fo:background-color="#ffffff">
        <style:background-image/>
      </style:paragraph-properties>
      <style:text-properties officeooo:paragraph-rsid="001ddbca"/>
    </style:style>
    <style:style style:name="P16" style:family="paragraph" style:parent-style-name="Standard">
      <style:text-properties officeooo:paragraph-rsid="001b0e2e"/>
    </style:style>
    <style:style style:name="P17" style:family="paragraph" style:parent-style-name="Standard">
      <style:text-properties fo:color="#0000cc"/>
    </style:style>
    <style:style style:name="P18" style:family="paragraph" style:parent-style-name="Text_20_body">
      <style:text-properties officeooo:paragraph-rsid="000a9516"/>
    </style:style>
    <style:style style:name="P19" style:family="paragraph" style:parent-style-name="Text_20_body">
      <style:text-properties fo:font-size="10pt" officeooo:paragraph-rsid="00090160" style:font-size-asian="10pt" style:font-size-complex="10pt"/>
    </style:style>
    <style:style style:name="P20" style:family="paragraph" style:parent-style-name="Preformatted_20_Text">
      <style:text-properties officeooo:paragraph-rsid="00090160"/>
    </style:style>
    <style:style style:name="P21" style:family="paragraph" style:parent-style-name="Preformatted_20_Text">
      <style:text-properties fo:color="#000000" style:font-name="DejaVu Sans Mono" fo:font-size="9pt" officeooo:paragraph-rsid="00090160"/>
    </style:style>
    <style:style style:name="P22" style:family="paragraph" style:parent-style-name="Preformatted_20_Text">
      <style:text-properties fo:color="#000000" style:font-name="DejaVu Sans Mono" fo:font-size="9pt" officeooo:paragraph-rsid="000930d9"/>
    </style:style>
    <style:style style:name="P23" style:family="paragraph" style:parent-style-name="Preformatted_20_Text">
      <style:text-properties fo:color="#000000" style:font-name="DejaVu Sans Mono" fo:font-size="9pt" officeooo:paragraph-rsid="000b4b91"/>
    </style:style>
    <style:style style:name="P24" style:family="paragraph" style:parent-style-name="Preformatted_20_Text">
      <style:text-properties fo:color="#000000" style:font-name="DejaVu Sans Mono" fo:font-size="9pt" officeooo:paragraph-rsid="00108f95"/>
    </style:style>
    <style:style style:name="P25" style:family="paragraph" style:parent-style-name="Preformatted_20_Text">
      <style:text-properties officeooo:paragraph-rsid="000930d9"/>
    </style:style>
    <style:style style:name="P26" style:family="paragraph" style:parent-style-name="Preformatted_20_Text">
      <style:text-properties officeooo:paragraph-rsid="000b4b91"/>
    </style:style>
    <style:style style:name="P27" style:family="paragraph" style:parent-style-name="Preformatted_20_Text">
      <style:text-properties officeooo:paragraph-rsid="00119d40"/>
    </style:style>
    <style:style style:name="P28" style:family="paragraph" style:parent-style-name="Preformatted_20_Text">
      <style:text-properties officeooo:paragraph-rsid="00134219"/>
    </style:style>
    <style:style style:name="P29" style:family="paragraph" style:parent-style-name="Preformatted_20_Text">
      <style:text-properties fo:color="#0000cc" style:font-name="DejaVu Sans Mono" fo:font-size="9pt" officeooo:paragraph-rsid="000b4b91"/>
    </style:style>
    <style:style style:name="P30" style:family="paragraph" style:parent-style-name="Preformatted_20_Text">
      <style:text-properties fo:color="#0000cc" style:font-name="DejaVu Sans Mono" fo:font-size="9pt" officeooo:paragraph-rsid="00108f95"/>
    </style:style>
    <style:style style:name="P31" style:family="paragraph" style:parent-style-name="Preformatted_20_Text">
      <style:paragraph-properties fo:margin-top="0in" fo:margin-bottom="0.1965in" style:contextual-spacing="false" fo:background-color="#ffffff">
        <style:background-image/>
      </style:paragraph-properties>
      <style:text-properties fo:color="#0000cc" style:font-name="DejaVu Sans Mono" fo:font-size="9pt" officeooo:rsid="001bc857" officeooo:paragraph-rsid="00090160"/>
    </style:style>
    <style:style style:name="P32" style:family="paragraph" style:parent-style-name="Preformatted_20_Text">
      <style:paragraph-properties fo:margin-top="0in" fo:margin-bottom="0.1965in" style:contextual-spacing="false" fo:background-color="#ffffff">
        <style:background-image/>
      </style:paragraph-properties>
      <style:text-properties fo:color="#000000" style:font-name="DejaVu Sans Mono" fo:font-size="9pt" officeooo:paragraph-rsid="00090160"/>
    </style:style>
    <style:style style:name="P33" style:family="paragraph" style:parent-style-name="Preformatted_20_Text">
      <style:paragraph-properties fo:margin-top="0in" fo:margin-bottom="0.1965in" style:contextual-spacing="false" fo:background-color="#ffffff">
        <style:background-image/>
      </style:paragraph-properties>
      <style:text-properties fo:color="#ff3333" officeooo:rsid="0027dea6" officeooo:paragraph-rsid="0027dea6"/>
    </style:style>
    <style:style style:name="P34" style:family="paragraph" style:parent-style-name="Preformatted_20_Text">
      <style:paragraph-properties fo:margin-top="0in" fo:margin-bottom="0.1965in" style:contextual-spacing="false" fo:background-color="#ffffff">
        <style:background-image/>
      </style:paragraph-properties>
      <style:text-properties fo:color="#ff3333" officeooo:rsid="0029a0e1" officeooo:paragraph-rsid="0029a0e1"/>
    </style:style>
    <style:style style:name="P35" style:family="paragraph" style:parent-style-name="Preformatted_20_Text">
      <style:text-properties fo:color="#000000" style:font-name="DejaVu Sans Mono" fo:font-size="9pt" officeooo:paragraph-rsid="000b4b91"/>
    </style:style>
    <style:style style:name="P36" style:family="paragraph" style:parent-style-name="Preformatted_20_Text">
      <style:text-properties fo:color="#000000" style:font-name="DejaVu Sans Mono" fo:font-size="9pt" officeooo:paragraph-rsid="00119d40"/>
    </style:style>
    <style:style style:name="P37" style:family="paragraph" style:parent-style-name="Preformatted_20_Text">
      <style:text-properties fo:color="#000000" style:font-name="DejaVu Sans Mono" fo:font-size="9pt" officeooo:paragraph-rsid="00134219"/>
    </style:style>
    <style:style style:name="T1" style:family="text">
      <style:text-properties officeooo:rsid="0008f0c8"/>
    </style:style>
    <style:style style:name="T2" style:family="text">
      <style:text-properties officeooo:rsid="00090160"/>
    </style:style>
    <style:style style:name="T3" style:family="text">
      <style:text-properties fo:color="#000000" style:font-name="DejaVu Sans Mono" fo:font-size="9pt"/>
    </style:style>
    <style:style style:name="T4" style:family="text">
      <style:text-properties fo:color="#000000" style:font-name="DejaVu Sans Mono" fo:font-size="9pt" officeooo:rsid="00090160"/>
    </style:style>
    <style:style style:name="T5" style:family="text">
      <style:text-properties fo:color="#000000" style:font-name="DejaVu Sans Mono" fo:font-size="9pt" officeooo:rsid="000930d9"/>
    </style:style>
    <style:style style:name="T6" style:family="text">
      <style:text-properties fo:color="#000000" style:font-name="DejaVu Sans Mono" fo:font-size="9pt" officeooo:rsid="000a9516"/>
    </style:style>
    <style:style style:name="T7" style:family="text">
      <style:text-properties fo:color="#000000" style:font-name="DejaVu Sans Mono" fo:font-size="9pt" officeooo:rsid="000b4b91"/>
    </style:style>
    <style:style style:name="T8" style:family="text">
      <style:text-properties fo:color="#000000" style:font-name="DejaVu Sans Mono" fo:font-size="9pt" officeooo:rsid="000ce35d"/>
    </style:style>
    <style:style style:name="T9" style:family="text">
      <style:text-properties fo:color="#000000" style:font-name="DejaVu Sans Mono" fo:font-size="9pt" officeooo:rsid="00119d40"/>
    </style:style>
    <style:style style:name="T10" style:family="text">
      <style:text-properties fo:color="#000000" style:font-name="DejaVu Sans Mono" fo:font-size="9pt" officeooo:rsid="00134219"/>
    </style:style>
    <style:style style:name="T11" style:family="text">
      <style:text-properties fo:color="#000000" style:font-name="DejaVu Sans Mono" fo:font-size="9pt" officeooo:rsid="00199afa"/>
    </style:style>
    <style:style style:name="T12" style:family="text">
      <style:text-properties fo:color="#000000" style:font-name="DejaVu Sans Mono" fo:font-size="9pt" officeooo:rsid="001b0e2e"/>
    </style:style>
    <style:style style:name="T13" style:family="text">
      <style:text-properties fo:color="#000000" style:font-name="DejaVu Sans Mono" fo:font-size="9pt" officeooo:rsid="001d8394"/>
    </style:style>
    <style:style style:name="T14" style:family="text">
      <style:text-properties officeooo:rsid="000930d9"/>
    </style:style>
    <style:style style:name="T15" style:family="text">
      <style:text-properties officeooo:rsid="000ce35d"/>
    </style:style>
    <style:style style:name="T16" style:family="text">
      <style:text-properties officeooo:rsid="000e8b36"/>
    </style:style>
    <style:style style:name="T17" style:family="text">
      <style:text-properties officeooo:rsid="000fb664"/>
    </style:style>
    <style:style style:name="T18" style:family="text">
      <style:text-properties officeooo:rsid="00108f95"/>
    </style:style>
    <style:style style:name="T19" style:family="text">
      <style:text-properties officeooo:rsid="00119d40"/>
    </style:style>
    <style:style style:name="T20" style:family="text">
      <style:text-properties officeooo:rsid="0011ee56"/>
    </style:style>
    <style:style style:name="T21" style:family="text">
      <style:text-properties officeooo:rsid="00134219"/>
    </style:style>
    <style:style style:name="T22" style:family="text">
      <style:text-properties officeooo:rsid="0014eca5"/>
    </style:style>
    <style:style style:name="T23" style:family="text">
      <style:text-properties officeooo:rsid="00169d11"/>
    </style:style>
    <style:style style:name="T24" style:family="text">
      <style:text-properties officeooo:rsid="00199afa"/>
    </style:style>
    <style:style style:name="T25" style:family="text">
      <style:text-properties officeooo:rsid="001b0e2e"/>
    </style:style>
    <style:style style:name="T26" style:family="text">
      <style:text-properties officeooo:rsid="001bc857"/>
    </style:style>
    <style:style style:name="T27" style:family="text">
      <style:text-properties officeooo:rsid="00206d99"/>
    </style:style>
    <style:style style:name="T28" style:family="text">
      <style:text-properties style:font-name-asian="Droid Sans Fallback1" style:language-asian="zh" style:country-asian="CN"/>
    </style:style>
    <style:style style:name="T29" style:family="text">
      <style:text-properties officeooo:rsid="0023ab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torage backend<text:span text:style-name="T25">(Filesystem,Http,VM</text:span><text:span text:style-name="T12">ware,Sheepdog,Ceph,Cinder,Swift</text:span><text:span text:style-name="T25">)</text:span>配置:</text:p>
      <text:p text:style-name="Standard"/>
      <text:p text:style-name="P17">默认配置是存储在file.</text:p>
      <text:p text:style-name="Standard"/>
      <text:p text:style-name="P3">default_store = file</text:p>
      <text:p text:style-name="P3"><text:bookmark-start text:name="__DdeLink__833_309352634"/>store_capabilities_update_min_interval<text:bookmark-end text:name="__DdeLink__833_309352634"/> = 0 <text:span text:style-name="T1">#更新动态存储时间间隔</text:span></text:p>
      <text:p text:style-name="P8"><text:span text:style-name="T26">F</text:span>ile配置:</text:p>
      <text:p text:style-name="P3">filesystem_store_datadir = /var/lib/glance/images <text:span text:style-name="T1">#存储地点</text:span></text:p>
      <text:p text:style-name="P3">filesystem_store_datadirs = <text:s text:c="3"/><text:span text:style-name="T1">#多存储list,其中有优先级</text:span></text:p>
      <text:p text:style-name="P3">filesystem_store_metadata_file = &lt;None&gt; <text:span text:style-name="T1">#存放元数据,其中关于文件存储的位置</text:span></text:p>
      <text:p text:style-name="P3">filesystem_store_file_perm = 0 <text:s/><text:span text:style-name="T1">#创建文件的权限,等于0表示不能改变默认权限</text:span></text:p>
      <text:p text:style-name="P31">Http配置:</text:p>
      <text:p text:style-name="P6"><text:bookmark-start text:name="__DdeLink__835_309352634"/><text:span text:style-name="T4">https_ca_certificates_file</text:span><text:bookmark-end text:name="__DdeLink__835_309352634"/><text:span text:style-name="T4"> = &lt;None&gt; </text:span></text:p>
      <text:p text:style-name="P6"><text:span text:style-name="T4">#</text:span>这个配置选项允许操作员使用一个定制的证书权威文件来验证远程服务器证书</text:p>
      <text:p text:style-name="P4">https_insecure = true <text:span text:style-name="T2">#true为不验证证书</text:span></text:p>
      <text:p text:style-name="P4"><text:span text:style-name="T2">h</text:span>ttp_proxy_information = <text:s/><text:span text:style-name="T2">#代理设置,用于连接远程服务器,可有多个代理.</text:span></text:p>
      <text:p text:style-name="P9">VMware配置:</text:p>
      <text:p text:style-name="P4">vmware_server_host = 127.0.0.1 </text:p>
      <text:p text:style-name="P6"><text:span text:style-name="T4">#</text:span>配置选项集<text:bookmark-start text:name="__DdeLink__826_309352634"/>ESX/ ESXi<text:bookmark-end text:name="__DdeLink__826_309352634"/>或vCenter服务器目标系统的地址</text:p>
      <text:p text:style-name="P14"><text:span text:style-name="T29">#ESX/ ESXi:</text:span>“刀片服务器”是指为模块化底盘硬件制造并打包在该硬件内的特定类型的服务器，该模块化底盘硬件采用共享的内部底板、电源、冷却系统和连接基础架构，供应商将其描述为实施刀片服务器体系结构。</text:p>
      <text:p text:style-name="P14"><text:s/>VMware vCenter Server 提供了一个可伸缩、可扩展的平台，为 虚拟化管理奠定了基础。</text:p>
      <text:p text:style-name="P6"><text:span text:style-name="T3">vmware_server_username = root </text:span><text:span text:style-name="T4">#</text:span>配置选项需要进行身份验证的用户名</text:p>
      <text:p text:style-name="P4">vmware_server_password = vmware <text:span text:style-name="T2">#密码</text:span></text:p>
      <text:p text:style-name="P4">vmware_api_retry_count = 10 </text:p>
      <text:p text:style-name="P6"><text:span text:style-name="T4">#</text:span><text:span text:style-name="T3"> </text:span>这种配置选项指定了VMware,ESX / VC服务器API必须在连接相关问题或重试</text:p>
      <text:p text:style-name="P19">服务器API调用过载的次数。</text:p>
      <text:p text:style-name="P20"><text:span text:style-name="T3">vmware_task_poll_interval = 5 </text:span><text:span text:style-name="T5">#</text:span>配置选项需要轮询一个睡眠时间<text:span text:style-name="T14">(单位为秒)</text:span></text:p>
      <text:p text:style-name="P21"/>
      <text:p text:style-name="P25"><text:span text:style-name="T3">vmware_store_image_dir = /openstack_glance </text:span><text:span text:style-name="T5">#默认存放位置</text:span></text:p>
      <text:p text:style-name="P25"/>
      <text:p text:style-name="P21"/>
      <text:p text:style-name="P22"><text:bookmark-start text:name="__DdeLink__0_309352634"/>vmware_insecure<text:bookmark-end text:name="__DdeLink__0_309352634"/> = false <text:span text:style-name="T14">#配置选项来确定是否验证ESX / vCenter服务器证书,ture为验证</text:span></text:p>
      <text:p text:style-name="P21"><text:soft-page-break/></text:p>
      <text:p text:style-name="P20"><text:span text:style-name="T3">vmware_ca_file = /etc/ssl/certs/ca-certificates.crt </text:span><text:span text:style-name="T6">#</text:span>CA文件将用于验证ESX / vCenter</text:p>
      <text:p text:style-name="P18">服务器证书和建立一个安全连接到服务器。可选设置,如果设置,<text:span text:style-name="T3">vmware_insecure被忽略</text:span></text:p>
      <text:p text:style-name="P23">vmware_datastores = <text:s/></text:p>
      <text:p text:style-name="P26"><text:span text:style-name="T7">#指定</text:span>VMWare存储后端,<text:span text:style-name="T7">&lt;datacenter_path&gt;:&lt;datastore_name&gt;:&lt;optional_weight&gt;.</text:span></text:p>
      <text:p text:style-name="P26"/>
      <text:p text:style-name="P29">Sheepdog配置:</text:p>
      <text:p text:style-name="P23"/>
      <text:p text:style-name="P23">sheepdog_store_chunk_size = 64 <text:span text:style-name="T15">#提供存放容量</text:span></text:p>
      <text:p text:style-name="P23"/>
      <text:p text:style-name="P26"><text:span text:style-name="T3">sheepdog_store_port = 7000 </text:span><text:span text:style-name="T8">#提供</text:span>守护进程</text:p>
      <text:p text:style-name="P26"/>
      <text:p text:style-name="P23">sheepdog_store_address = 127.0.0.1 <text:span text:style-name="T15">#地址</text:span></text:p>
      <text:p text:style-name="P23"/>
      <text:p text:style-name="P23"/>
      <text:p text:style-name="P29"><text:span text:style-name="T26">C</text:span><text:bookmark-start text:name="__DdeLink__10_309352634"/>eph<text:bookmark-end text:name="__DdeLink__10_309352634"/>配置:</text:p>
      <text:p text:style-name="P23"/>
      <text:p text:style-name="P23">rbd_store_chunk_size = 8 <text:span text:style-name="T16">#块大小为8M</text:span></text:p>
      <text:p text:style-name="P23"/>
      <text:p text:style-name="P23">rbd_store_pool = images <text:s/><text:span text:style-name="T16">#存放对象逻辑组,默认设置存放images</text:span></text:p>
      <text:p text:style-name="P23"/>
      <text:p text:style-name="P23">rbd_store_user = &lt;None&gt; <text:span text:style-name="T17">#身份验证用户名</text:span></text:p>
      <text:p text:style-name="P23"/>
      <text:p text:style-name="P23">rbd_store_ceph_conf = /etc/ceph/ceph.conf <text:span text:style-name="T17">#ceph配置</text:span></text:p>
      <text:p text:style-name="P23"/>
      <text:p text:style-name="P23">rados_connect_timeout = 0 <text:span text:style-name="T17">#超时设置,为0表示未设置</text:span></text:p>
      <text:p text:style-name="P23"/>
      <text:p text:style-name="P23"/>
      <text:p text:style-name="P29"><text:span text:style-name="T26">C</text:span>inder配置:</text:p>
      <text:p text:style-name="P23"/>
      <text:p text:style-name="P23">cinder_catalog_info = volumev2::publicURL <text:span text:style-name="T18">#服务目录</text:span></text:p>
      <text:p text:style-name="P24"/>
      <text:p text:style-name="P24">cinder_endpoint_template = &lt;None&gt; </text:p>
      <text:p text:style-name="P24"><text:span text:style-name="T18">#生成cinder endpoint,如果被设置, </text:span>cinder_catalog_info被忽略</text:p>
      <text:p text:style-name="P24"/>
      <text:p text:style-name="P24">cinder_os_region_name = &lt;None&gt; <text:span text:style-name="T18">#设置从cinder目录中查找服务项</text:span></text:p>
      <text:p text:style-name="P24"/>
      <text:p text:style-name="P24"><text:bookmark-start text:name="__DdeLink__5_309352634"/>cinder_ca_certificates_file<text:bookmark-end text:name="__DdeLink__5_309352634"/> = &lt;None&gt; <text:span text:style-name="T18">#</text:span><text:bookmark-start text:name="__DdeLink__830_309352634"/><text:span text:style-name="T18">CA证书</text:span><text:bookmark-end text:name="__DdeLink__830_309352634"/><text:span text:style-name="T18">文件位置</text:span></text:p>
      <text:p text:style-name="P24"/>
      <text:p text:style-name="P24">cinder_http_retries = 3 <text:span text:style-name="T18">#http失败次数</text:span></text:p>
      <text:p text:style-name="P24"/>
      <text:p text:style-name="P24">cinder_state_transition_timeout = 300 <text:span text:style-name="T18">#cinder状态转换时间</text:span></text:p>
      <text:p text:style-name="P24"/>
      <text:p text:style-name="P36">cinder_api_insecure = false</text:p>
      <text:p text:style-name="P27"><text:span text:style-name="T9">#</text:span>允许执行不安全的SSL请求,为false,则<text:span text:style-name="T3">cinder_ca_certificates_file忽略</text:span></text:p>
      <text:p text:style-name="P24"/>
      <text:p text:style-name="P24">cinder_store_auth_address = &lt;None&gt; <text:span text:style-name="T19">#cinder验证服务listening地址</text:span></text:p>
      <text:p text:style-name="P24"/>
      <text:p text:style-name="P24">cinder_store_user_name = &lt;None&gt; <text:span text:style-name="T19">#验证用户名</text:span></text:p>
      <text:p text:style-name="P24"/>
      <text:p text:style-name="P24">cinder_store_password = &lt;None&gt; <text:span text:style-name="T19">#验证密码</text:span></text:p>
      <text:p text:style-name="P24"/>
      <text:p text:style-name="P24">cinder_store_project_name = &lt;None&gt; <text:span text:style-name="T20">#存放的项目名称</text:span></text:p>
      <text:p text:style-name="P24"/>
      <text:p text:style-name="P24">rootwrap_config = /etc/glance/rootwrap.conf <text:span text:style-name="T20">#使用根用户运行命令的配置文件</text:span></text:p>
      <text:p text:style-name="P24"/>
      <text:p text:style-name="P24"/>
      <text:p text:style-name="P30">Swift配置:</text:p>
      <text:p text:style-name="P24"/>
      <text:p text:style-name="P37">swift_store_auth_insecure = false </text:p>
      <text:p text:style-name="P28"><text:span text:style-name="T10">#</text:span>设置验证服务器证书,如果将此选项设置为True,swiftclient不会检查</text:p>
      <text:p text:style-name="Text_20_body"><text:soft-page-break/>验证<text:bookmark-start text:name="__DdeLink__828_309352634"/>SSL<text:bookmark-end text:name="__DdeLink__828_309352634"/>证书。如果选项设置为False,那么默认的CA信任库用于验证</text:p>
      <text:p text:style-name="P2"><text:span text:style-name="T3">swift_store_cacert = /etc/ssl/certs/ca-certificates.crt <text:s/></text:span><text:span text:style-name="T10">#</text:span>CA包文件路径</text:p>
      <text:p text:style-name="P3">swift_store_region = RegionTwo <text:span text:style-name="T21">#swift endpoint的region使用</text:span></text:p>
      <text:p text:style-name="P3">swift_store_endpoint = <text:a xlink:type="simple" xlink:href="https://swift.openstack.example.org/v1/path_not_including_container_name">https://swift.openstack.example.org/v1/path_not_including_container_name</text:a></text:p>
      <text:p text:style-name="P7"><text:span text:style-name="T10">#</text:span>后端存储的url</text:p>
      <text:p text:style-name="P7"><text:span text:style-name="T3">swift_store_</text:span><text:bookmark-start text:name="__DdeLink__7_309352634"/><text:span text:style-name="T3">endpoint</text:span><text:bookmark-end text:name="__DdeLink__7_309352634"/><text:span text:style-name="T3">_type = publicURL </text:span><text:span text:style-name="T10">#endpoint 类型</text:span></text:p>
      <text:p text:style-name="P5">swift_store_service_type = object-store <text:span text:style-name="T21">#使用swift服务类型</text:span></text:p>
      <text:p text:style-name="P5">swift_store_container = glance <text:span text:style-name="T21">#容器存放glance</text:span></text:p>
      <text:p text:style-name="P5">swift_store_large_object_size = 5120 <text:span text:style-name="T22">#对象存储大小,MB</text:span></text:p>
      <text:p text:style-name="P5">swift_store_large_object_chunk_size = 200 <text:span text:style-name="T22">#对象存储一个块的大小,MB</text:span></text:p>
      <text:p text:style-name="P5">swift_store_create_container_on_put = false <text:span text:style-name="T23">#为false不用创建容器</text:span></text:p>
      <text:p text:style-name="P5">swift_store_multi_tenant = false <text:span text:style-name="T23">#为false只能存放自己用户下</text:span></text:p>
      <text:p text:style-name="P5">swift_store_multiple_containers_seed = 0 <text:span text:style-name="T23">#为0表示存放在单独的容器中</text:span></text:p>
      <text:p text:style-name="P5">swift_store_admin_tenants = <text:s/><text:span text:style-name="T24">#授予管理员权限的租户</text:span></text:p>
      <text:p text:style-name="P5">swift_store_ssl_compression = true <text:span text:style-name="T24">#</text:span>SSL层上swift HTTPS压缩请求,为ture则可以</text:p>
      <text:p text:style-name="P5">swift_store_retry_get_count = 0 <text:span text:style-name="T24">#请求失败的下载次数.</text:span></text:p>
      <text:p text:style-name="P5">swift_store_expire_soon_interval = 60 <text:span text:style-name="T24">#请求一个新的令牌前时间间隔60秒</text:span></text:p>
      <text:p text:style-name="P5">swift_store_use_trusts = true <text:span text:style-name="T24">#多租户信任</text:span></text:p>
      <text:p text:style-name="P7"><text:span text:style-name="T3">default_swift_reference = ref1 </text:span><text:span text:style-name="T11">#</text:span>引用默认swift账户/后备存储器参数</text:p>
      <text:p text:style-name="P7"/>
      <text:p text:style-name="P1">Storage backend区别:</text:p>
      <text:p text:style-name="P10"><text:span text:style-name="T25">Filesystem,Http,Vm</text:span><text:span text:style-name="T12">ware,Sheepdog,Ceph,Cinder,Swift: </text:span></text:p>
      <text:p text:style-name="P10"><text:span text:style-name="T12">都可以实现对image的</text:span>get,get_size,add,delete方法操作.</text:p>
      <text:p text:style-name="P12">另外ceph还实现了创建RBD image<text:span text:style-name="T27">(_create_image),使它成为一个可以clone的快照,</text:span>用来创建卷<text:span text:style-name="T27">,还有_delete_image</text:span>方法.</text:p>
      <text:p text:style-name="P11">http:只有对image的get,get_size的方法操作.不能add,delete.</text:p>
      <text:p text:style-name="P11"/>
      <text:p text:style-name="P13"><text:soft-page-break/><text:span text:style-name="T28">目前了解这么多</text:span>,<text:span text:style-name="T28">对这些后端存储</text:span>,<text:span text:style-name="T28">以后会深入代码参数细节上面</text:span>.对于一些配置还不清楚实际意义</text:p>
      <text:p text:style-name="P15"><text:span text:style-name="T13">Certificate Authority </text:span>证书颁发机构</text:p>
      <text:p text:style-name="P33">cfg.StrOpt('location_strategy',</text:p>
      <text:p text:style-name="P33"><text:s text:c="15"/>default='location_order',</text:p>
      <text:p text:style-name="P33"><text:s text:c="15"/>choices=('location_order', 'store_type'),</text:p>
      <text:p text:style-name="P34">通过add loc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Droid Sans Fallback1" svg:font-family="'Droid Sans Fallback', monospace"/>
    <style:font-face style:name="FreeSans1" svg:font-family="FreeSans" style:font-family-generic="swiss"/>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3T10:38:10.564286666</meta:creation-date>
    <dc:date>2016-10-09T16:22:04.793862421</dc:date>
    <meta:editing-duration>PT10H41M10S</meta:editing-duration>
    <meta:editing-cycles>20</meta:editing-cycles>
    <meta:generator>LibreOffice/4.2.8.2$Linux_X86_64 LibreOffice_project/420m0$Build-2</meta:generator>
    <meta:document-statistic meta:table-count="0" meta:image-count="0" meta:object-count="0" meta:page-count="4" meta:paragraph-count="89" meta:word-count="1171" meta:character-count="3743" meta:non-whitespace-character-count="3515"/>
  </office:meta>
</office:document-meta>
</file>